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4" style:family="graphic" style:parent-style-name="objectwithoutfill">
      <style:graphic-properties draw:marker-start="Symmetric_20_Arrow" draw:fill="solid" draw:textarea-vertical-align="middle"/>
    </style:style>
    <style:style style:name="gr5" style:family="graphic" style:parent-style-name="objectwithoutfill">
      <style:graphic-properties svg:stroke-color="#158466" draw:marker-start="Symmetric_20_Arrow" draw:fill="solid" draw:textarea-vertical-align="middle"/>
    </style:style>
    <style:style style:name="gr6" style:family="graphic" style:parent-style-name="objectwithoutfill">
      <style:graphic-properties draw:stroke="dash" draw:stroke-dash="Long_20_Dash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8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16.494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7.35cm" svg:y2="16.494cm">
          <text:p/>
        </draw:line>
        <draw:frame draw:style-name="gr2" draw:text-style-name="P2" draw:layer="layout" svg:width="0.505cm" svg:height="0.627cm" svg:x="5.953cm" svg:y="18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10.906cm" svg:y="16.8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7.427cm" svg:y="17.4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783cm" svg:y="20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715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ath draw:style-name="gr3" draw:text-style-name="P1" draw:layer="layout" svg:width="0.7cm" svg:height="0.509cm" draw:transform="skewX (-0.10471975511966) rotate (-0.405265452313084) translate (7.37463014426252cm 16.7255564408747cm)" svg:viewBox="0 0 701 510" svg:d="M0 509c141 12 266-71 389-137 127-68 239-184 299-336l13-36">
          <text:p/>
        </draw:path>
        <draw:path draw:style-name="gr4" draw:text-style-name="P1" draw:layer="layout" svg:width="0.724cm" svg:height="0.494cm" draw:transform="rotate (-0.242426233102013) translate (6.27500048851295cm 20.5459980245323cm)" svg:viewBox="0 0 725 495" svg:d="M0 0c160 0 324 37 456 141 104 81 224 173 246 313l23 41">
          <text:p/>
        </draw:path>
        <draw:path draw:style-name="gr5" draw:text-style-name="P1" draw:layer="layout" svg:width="0.439cm" svg:height="0.468cm" draw:transform="rotate (1.71618225348602) translate (12.2782963084125cm 21.2133958718351cm)" svg:viewBox="0 0 440 469" svg:d="M0 3c157-25 254 121 346 215l76 131 18 120">
          <text:p/>
        </draw:path>
        <draw:line draw:style-name="gr6" draw:text-style-name="P1" draw:layer="layout" svg:x1="6.08cm" svg:y1="21.193cm" svg:x2="9.001cm" svg:y2="17.764cm">
          <text:p/>
        </draw:line>
        <draw:custom-shape draw:style-name="gr7" draw:text-style-name="P2" draw:layer="layout" svg:width="0.308cm" svg:height="0.319cm" draw:transform="rotate (-0.70441488610491) translate (8.766cm 17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423cm" svg:height="0.47cm" svg:x="7.731cm" svg:y="19.1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8" draw:text-style-name="P1" draw:layer="layout" svg:x1="8.112cm" svg:y1="15.605cm" svg:x2="13.954cm" svg:y2="20.304cm">
          <text:p/>
        </draw:line>
        <draw:line draw:style-name="gr8" draw:text-style-name="P1" draw:layer="layout" svg:x1="8.112cm" svg:y1="15.606cm" svg:x2="13.954cm" svg:y2="20.305cm">
          <text:p/>
        </draw:line>
        <draw:frame draw:style-name="gr2" draw:text-style-name="P2" draw:layer="layout" svg:width="0.482cm" svg:height="0.445cm" svg:x="8.112cm" svg:y="16.55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485cm" svg:height="0.445cm" svg:x="10.932cm" svg:y="18.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19:22:53.538591953</dc:date>
    <meta:editing-duration>PT2H44M44S</meta:editing-duration>
    <meta:editing-cycles>58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c</mi>
      <mn>2</mn>
    </msub>
    <annotation encoding="StarMath 5.0">c_2</annotation>
  </semantics>
</math>
</file>